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2323dc" draw:marker-start-width="0.28cm" draw:marker-end="Arrow" draw:marker-end-width="0.3cm" draw:fill="solid" draw:fill-color="#0000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ctwithoutfill">
      <style:graphic-properties svg:stroke-width="0.05cm" svg:stroke-color="#ff3333" draw:marker-start-width="0.28cm" draw:marker-end="Arrow" draw:marker-end-width="0.3cm" draw:fill="none" draw:fill-color="#47b8b8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2323dc" draw:fill="none" draw:fill-color="#ffffff" fo:min-height="0.55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svg:stroke-width="0.05cm" svg:stroke-color="#00ae00" draw:marker-start-width="0.28cm" draw:marker-end="Arrow" draw:marker-end-width="0.3cm" draw:fill="none" draw:fill-color="#47b8b8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375cm"/>
    </style:style>
    <style:style style:name="P1" style:family="paragraph">
      <style:paragraph-properties fo:text-align="center"/>
    </style:style>
    <style:style style:name="P2" style:family="paragraph">
      <style:text-properties fo:color="#ff0000" fo:font-weight="bold" style:font-weight-asian="bold" style:font-weight-complex="bold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text-properties fo:color="#00ae00" fo:font-weight="bold" style:font-weight-asian="bold" style:font-weight-complex="bold"/>
    </style:style>
    <style:style style:name="P5" style:family="paragraph">
      <style:text-properties fo:font-size="13pt" style:font-size-asian="18pt" style:font-size-complex="18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ae00" fo:font-weight="bold" style:font-weight-asian="bold" style:font-weight-complex="bold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cm" svg:y1="25.2cm" svg:x2="10.5cm" svg:y2="23.2cm">
          <text:p/>
        </draw:line>
        <draw:frame draw:style-name="gr2" draw:text-style-name="P2" draw:layer="layout" svg:width="0.75cm" svg:height="0.962cm" svg:x="9.85cm" svg:y="25.5cm">
          <draw:text-box>
            <text:p><text:span text:style-name="T1">x</text:span></text:p>
          </draw:text-box>
        </draw:frame>
        <draw:line draw:style-name="gr3" draw:text-style-name="P1" draw:layer="layout" svg:x1="10.5cm" svg:y1="25.2cm" svg:x2="9.5cm" svg:y2="26.2cm">
          <text:p/>
        </draw:line>
        <draw:frame draw:style-name="gr4" draw:text-style-name="P3" draw:layer="layout" svg:width="0.75cm" svg:height="0.962cm" svg:x="10.55cm" svg:y="23cm">
          <draw:text-box>
            <text:p><text:span text:style-name="T2">z</text:span></text:p>
          </draw:text-box>
        </draw:frame>
        <draw:custom-shape draw:style-name="gr5" draw:text-style-name="P1" xml:id="id9" draw:id="id9" draw:layer="layout" svg:width="0.802cm" svg:height="1.602cm" draw:transform="rotate (2.35619449019234) translate (4.982cm 5.864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text:p/>
          <draw:enhanced-geometry svg:viewBox="0 0 88 21600" draw:mirror-horizontal="false" draw:mirror-vertical="false" draw:glue-points="44 ?f6 44 0 0 10800 44 21600 88 10800" draw:text-areas="0 ?f6 88 ?f3" draw:type="can" draw:modifiers="7882.719900187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" draw:id="id2" draw:layer="layout" svg:width="0.802cm" svg:height="1.602cm" svg:x="10.099cm" svg:y="2.749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" draw:id="id1" draw:layer="layout" svg:width="0.802cm" svg:height="1.602cm" draw:transform="rotate (1.5707963267949) translate (9.699cm 2.201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10.5cm" svg:y1="2.201cm" svg:x2="10.5cm" svg:y2="3.001cm" draw:start-shape="id1" draw:start-glue-point="6" draw:end-shape="id2" draw:end-glue-point="57" svg:d="M10500 2201v800" svg:viewBox="0 0 1 801">
          <text:p/>
        </draw:connector>
        <draw:custom-shape draw:style-name="gr5" draw:text-style-name="P1" xml:id="id10" draw:id="id10" draw:layer="layout" svg:width="0.802cm" svg:height="1.602cm" draw:transform="rotate (1.5707963267949) translate (5.949cm 5.501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4" draw:id="id4" draw:layer="layout" svg:width="0.802cm" svg:height="1.602cm" svg:x="4.598cm" svg:y="5.798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3" draw:id="id3" draw:layer="layout" svg:width="0.802cm" svg:height="1.602cm" draw:transform="rotate (1.5707963267949) translate (4.199cm 9.551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5cm" svg:y1="8.749cm" svg:x2="4.999cm" svg:y2="7.4cm" draw:start-shape="id3" draw:start-glue-point="8" draw:end-shape="id4" draw:end-glue-point="7" svg:d="M5000 8749l-1-1349" svg:viewBox="0 0 2 1350">
          <text:p/>
        </draw:connector>
        <draw:custom-shape draw:style-name="gr5" draw:text-style-name="P1" xml:id="id5" draw:id="id5" draw:layer="layout" svg:width="0.802cm" svg:height="1.602cm" svg:x="4.599cm" svg:y="10.599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802cm" svg:height="1.602cm" draw:transform="rotate (1.5707963267949) translate (4.199cm 13.151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5cm" svg:y1="12.449cm" svg:x2="5cm" svg:y2="12.201cm" draw:end-shape="id5" draw:end-glue-point="7" svg:d="M5000 12449v-248" svg:viewBox="0 0 1 249">
          <text:p/>
        </draw:connector>
        <draw:connector draw:style-name="gr6" draw:text-style-name="P1" draw:layer="layout" draw:type="line" svg:x1="5cm" svg:y1="10.851cm" svg:x2="5cm" svg:y2="9.551cm" draw:start-shape="id5" draw:start-glue-point="57" draw:end-shape="id3" draw:end-glue-point="6" svg:d="M5000 10851v-1300" svg:viewBox="0 0 1 1301">
          <text:p/>
        </draw:connector>
        <draw:custom-shape draw:style-name="gr5" draw:text-style-name="P1" xml:id="id12" draw:id="id12" draw:layer="layout" svg:width="0.802cm" svg:height="1.602cm" draw:transform="rotate (2.35619449019234) translate (15.417cm 5.86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text:p/>
          <draw:enhanced-geometry svg:viewBox="0 0 88 21600" draw:mirror-horizontal="false" draw:mirror-vertical="false" draw:glue-points="44 ?f6 44 0 0 10800 44 21600 88 10800" draw:text-areas="0 ?f6 88 ?f3" draw:type="can" draw:modifiers="8313.911416094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1" draw:id="id11" draw:layer="layout" svg:width="0.802cm" svg:height="1.602cm" draw:transform="rotate (1.5707963267949) translate (13.299cm 5.501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7" draw:id="id7" draw:layer="layout" svg:width="0.802cm" svg:height="1.602cm" svg:x="15.598cm" svg:y="5.797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6" draw:id="id6" draw:layer="layout" svg:width="0.802cm" svg:height="1.602cm" draw:transform="rotate (1.5707963267949) translate (15.199cm 9.55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16cm" svg:y1="8.748cm" svg:x2="15.999cm" svg:y2="7.399cm" draw:start-shape="id6" draw:start-glue-point="8" draw:end-shape="id7" draw:end-glue-point="7" svg:d="M16000 8748l-1-1349" svg:viewBox="0 0 2 1350">
          <text:p/>
        </draw:connector>
        <draw:custom-shape draw:style-name="gr5" draw:text-style-name="P1" xml:id="id8" draw:id="id8" draw:layer="layout" svg:width="0.802cm" svg:height="1.602cm" svg:x="15.599cm" svg:y="10.598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802cm" svg:height="1.602cm" draw:transform="rotate (1.5707963267949) translate (15.199cm 13.15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16cm" svg:y1="12.448cm" svg:x2="16cm" svg:y2="12.2cm" draw:end-shape="id8" draw:end-glue-point="7" svg:d="M16000 12448v-248" svg:viewBox="0 0 1 249">
          <text:p/>
        </draw:connector>
        <draw:connector draw:style-name="gr6" draw:text-style-name="P1" draw:layer="layout" draw:type="line" svg:x1="16cm" svg:y1="10.85cm" svg:x2="16cm" svg:y2="9.55cm" draw:start-shape="id8" draw:start-glue-point="57" draw:end-shape="id6" draw:end-glue-point="6" svg:d="M16000 10850v-1300" svg:viewBox="0 0 1 1301">
          <text:p/>
        </draw:connector>
        <draw:connector draw:style-name="gr6" draw:text-style-name="P1" draw:layer="layout" draw:type="line" svg:x1="5.755cm" svg:y1="5.089cm" svg:x2="6.151cm" svg:y2="5.1cm" draw:start-shape="id9" draw:start-glue-point="38" draw:end-shape="id10" draw:end-glue-point="57" svg:d="M5755 5089l396 11" svg:viewBox="0 0 397 12">
          <text:p/>
        </draw:connector>
        <draw:connector draw:style-name="gr6" draw:text-style-name="P1" draw:layer="layout" draw:type="line" svg:x1="14.901cm" svg:y1="5.1cm" svg:x2="15.075cm" svg:y2="5.09cm" draw:start-shape="id11" draw:start-glue-point="7" draw:end-shape="id12" draw:end-glue-point="23" svg:d="M14901 5100l174-10" svg:viewBox="0 0 175 11">
          <text:p/>
        </draw:connector>
        <draw:connector draw:style-name="gr6" draw:text-style-name="P1" xml:id="id13" draw:id="id13" draw:layer="layout" draw:type="line" svg:x1="7.551cm" svg:y1="5.1cm" svg:x2="13.501cm" svg:y2="5.1cm" draw:start-shape="id10" draw:start-glue-point="7" draw:end-shape="id11" draw:end-glue-point="57" svg:d="M7551 5100h5950" svg:viewBox="0 0 5951 1">
          <text:p/>
        </draw:connector>
        <draw:connector draw:style-name="gr6" draw:text-style-name="P1" draw:layer="layout" draw:type="line" svg:x1="15.999cm" svg:y1="6.049cm" svg:x2="15.984cm" svg:y2="5.294cm" draw:start-shape="id7" draw:start-glue-point="57" draw:end-shape="id12" draw:end-glue-point="6" svg:d="M15999 6049l-15-755" svg:viewBox="0 0 16 756">
          <text:p/>
        </draw:connector>
        <draw:connector draw:style-name="gr6" draw:text-style-name="P1" draw:layer="layout" draw:type="line" svg:x1="4.999cm" svg:y1="6.05cm" svg:x2="4.985cm" svg:y2="5.695cm" draw:start-shape="id4" draw:start-glue-point="57" draw:end-shape="id9" draw:end-glue-point="11" svg:d="M4999 6050l-14-355" svg:viewBox="0 0 15 356">
          <text:p/>
        </draw:connector>
        <draw:connector draw:style-name="gr6" draw:text-style-name="P1" draw:layer="layout" draw:type="line" svg:x1="10.5cm" svg:y1="4.351cm" svg:x2="10.526cm" svg:y2="5.1cm" draw:start-shape="id2" draw:start-glue-point="7" draw:end-shape="id13" draw:end-glue-point="0" svg:d="M10500 4351l26 749" svg:viewBox="0 0 27 750">
          <text:p/>
        </draw:connector>
        <draw:custom-shape draw:style-name="gr5" draw:text-style-name="P1" xml:id="id15" draw:id="id15" draw:layer="layout" svg:width="0.802cm" svg:height="1.602cm" svg:x="10.098cm" svg:y="10.347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4" draw:id="id14" draw:layer="layout" svg:width="0.802cm" svg:height="1.602cm" draw:transform="rotate (1.5707963267949) translate (9.698cm 10.199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line" svg:x1="10.499cm" svg:y1="10.199cm" svg:x2="10.499cm" svg:y2="10.599cm" draw:start-shape="id14" draw:start-glue-point="6" draw:end-shape="id15" draw:end-glue-point="57" svg:d="M10499 10199v400" svg:viewBox="0 0 1 401">
          <text:p/>
        </draw:connector>
        <draw:custom-shape draw:style-name="gr5" draw:text-style-name="P1" xml:id="id20" draw:id="id20" draw:layer="layout" svg:width="0.802cm" svg:height="1.602cm" svg:x="6.297cm" svg:y="13.597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1" draw:id="id21" draw:layer="layout" svg:width="0.802cm" svg:height="1.602cm" draw:transform="rotate (2.35619449019234) translate (6.461cm 16.758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draw:glue-point draw:id="58" svg:x="-0.258cm" svg:y="-0.635cm"/>
          <draw:glue-point draw:id="59" svg:x="-0.258cm" svg:y="3.629cm"/>
          <text:p/>
          <draw:enhanced-geometry svg:viewBox="0 0 88 21600" draw:mirror-horizontal="false" draw:mirror-vertical="false" draw:glue-points="44 ?f6 44 0 0 10800 44 21600 88 10800" draw:text-areas="0 ?f6 88 ?f3" draw:type="can" draw:modifiers="8313.911416094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8" draw:id="id18" draw:layer="layout" svg:width="0.802cm" svg:height="1.602cm" draw:transform="rotate (1.5707963267949) translate (5.897cm 17.497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6" draw:id="id16" draw:layer="layout" svg:width="0.802cm" svg:height="1.602cm" draw:transform="rotate (1.5707963267949) translate (5.896cm 20.595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7" draw:id="id17" draw:layer="layout" svg:width="0.802cm" svg:height="1.602cm" draw:transform="rotate (1.5707963267949) translate (7.195cm 22.793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9" draw:id="id19" draw:layer="layout" svg:width="0.802cm" svg:height="1.602cm" draw:transform="rotate (2.35619449019234) translate (7.767cm 24.46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draw:glue-point draw:id="58" svg:x="-0.258cm" svg:y="-0.635cm"/>
          <text:p/>
          <draw:enhanced-geometry svg:viewBox="0 0 88 21600" draw:mirror-horizontal="false" draw:mirror-vertical="false" draw:glue-points="44 ?f6 44 0 0 10800 44 21600 88 10800" draw:text-areas="0 ?f6 88 ?f3" draw:type="can" draw:modifiers="8313.911416094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6.697cm" svg:y1="20.595cm" svg:x2="7.397cm" svg:y2="22.392cm" draw:start-shape="id16" draw:start-glue-point="6" draw:end-shape="id17" draw:end-glue-point="57" svg:d="M6697 20595v698h-3v1099h703" svg:viewBox="0 0 704 1798">
          <text:p/>
        </draw:connector>
        <draw:connector draw:style-name="gr7" draw:text-style-name="P1" draw:layer="layout" svg:x1="6.697cm" svg:y1="19.793cm" svg:x2="6.698cm" svg:y2="17.497cm" draw:start-shape="id16" draw:start-glue-point="8" draw:end-shape="id18" draw:end-glue-point="6" svg:d="M6697 19793v-1148h1v-1148" svg:viewBox="0 0 2 2297">
          <text:p/>
        </draw:connector>
        <draw:connector draw:style-name="gr6" draw:text-style-name="P1" draw:layer="layout" draw:type="line" svg:x1="8.007cm" svg:y1="23.503cm" svg:x2="7.996cm" svg:y2="22.793cm" draw:start-shape="id19" draw:start-glue-point="58" draw:end-shape="id17" draw:end-glue-point="6" svg:d="M8007 23503l-11-710" svg:viewBox="0 0 12 711">
          <text:p/>
        </draw:connector>
        <draw:connector draw:style-name="gr6" draw:text-style-name="P1" draw:layer="layout" draw:type="line" svg:x1="6.698cm" svg:y1="15.199cm" svg:x2="6.701cm" svg:y2="15.801cm" draw:start-shape="id20" draw:start-glue-point="7" draw:end-shape="id21" draw:end-glue-point="58" svg:d="M6698 15199l3 602" svg:viewBox="0 0 4 603">
          <text:p/>
        </draw:connector>
        <draw:connector draw:style-name="gr6" draw:text-style-name="P1" draw:layer="layout" draw:type="line" svg:x1="6.701cm" svg:y1="16.524cm" svg:x2="6.698cm" svg:y2="16.695cm" draw:start-shape="id21" draw:start-glue-point="59" draw:end-shape="id18" draw:end-glue-point="8" svg:d="M6701 16524l-3 171" svg:viewBox="0 0 4 172">
          <text:p/>
        </draw:connector>
        <draw:custom-shape draw:style-name="gr5" draw:text-style-name="P1" xml:id="id26" draw:id="id26" draw:layer="layout" svg:width="0.802cm" svg:height="1.602cm" svg:x="13.898cm" svg:y="13.597cm">
          <draw:glue-point draw:id="9" svg:x="-5cm" svg:y="-2.521cm"/>
          <draw:glue-point draw:id="10" svg:x="4.987cm" svg:y="-2.378cm"/>
          <draw:glue-point draw:id="11" svg:x="-3.541cm" svg:y="-4.225cm"/>
          <draw:glue-point draw:id="12" svg:x="-4.189cm" svg:y="-3.851cm"/>
          <draw:glue-point draw:id="13" svg:x="-2.817cm" svg:y="-4.538cm"/>
          <draw:glue-point draw:id="14" svg:x="-4.8cm" svg:y="-3.096cm"/>
          <draw:glue-point draw:id="15" svg:x="-1.184cm" svg:y="-4.906cm"/>
          <draw:glue-point draw:id="16" svg:x="2.044cm" svg:y="-4.775cm"/>
          <draw:glue-point draw:id="17" svg:x="3.516cm" svg:y="-4.225cm"/>
          <draw:glue-point draw:id="18" svg:x="3.092cm" svg:y="-4.45cm"/>
          <draw:glue-point draw:id="19" svg:x="3.354cm" svg:y="-4.325cm"/>
          <draw:glue-point draw:id="20" svg:x="0.96cm" svg:y="-4.931cm"/>
          <draw:glue-point draw:id="21" svg:x="-1.982cm" svg:y="-4.781cm"/>
          <draw:glue-point draw:id="22" svg:x="4.301cm" svg:y="-3.732cm"/>
          <draw:glue-point draw:id="23" svg:x="4.788cm" svg:y="-3.096cm"/>
          <draw:glue-point draw:id="24" svg:x="4.937cm" svg:y="2.54cm"/>
          <draw:glue-point draw:id="25" svg:x="2.281cm" svg:y="4.662cm"/>
          <draw:glue-point draw:id="26" svg:x="2.805cm" svg:y="4.525cm"/>
          <draw:glue-point draw:id="27" svg:x="3.341cm" svg:y="4.313cm"/>
          <draw:glue-point draw:id="28" svg:x="4.127cm" svg:y="3.82cm"/>
          <draw:glue-point draw:id="29" svg:x="4.613cm" svg:y="3.401cm"/>
          <draw:glue-point draw:id="30" svg:x="-2.044cm" svg:y="4.775cm"/>
          <draw:glue-point draw:id="31" svg:x="-4.314cm" svg:y="3.701cm"/>
          <draw:glue-point draw:id="32" svg:x="-3.578cm" svg:y="4.213cm"/>
          <draw:glue-point draw:id="33" svg:x="-3.142cm" svg:y="4.431cm"/>
          <draw:glue-point draw:id="34" svg:x="-0.735cm" svg:y="4.95cm"/>
          <draw:glue-point draw:id="35" svg:x="1.047cm" svg:y="4.931cm"/>
          <draw:glue-point draw:id="36" svg:x="1.72cm" svg:y="4.825cm"/>
          <draw:glue-point draw:id="37" svg:x="-4.937cm" svg:y="2.808cm"/>
          <draw:glue-point draw:id="38" svg:x="-4.95cm" svg:y="1.828cm"/>
          <draw:glue-point draw:id="39" svg:x="-4.987cm" svg:y="0.967cm"/>
          <draw:glue-point draw:id="40" svg:x="-4.987cm" svg:y="-1.229cm"/>
          <draw:glue-point draw:id="41" svg:x="-4.962cm" svg:y="-2.228cm"/>
          <draw:glue-point draw:id="42" svg:x="-4.763cm" svg:y="3.245cm"/>
          <draw:glue-point draw:id="43" svg:x="4.95cm" svg:y="0.761cm"/>
          <draw:glue-point draw:id="44" svg:x="4.987cm" svg:y="-0.568cm"/>
          <draw:glue-point draw:id="45" svg:x="4.987cm" svg:y="-1.41cm"/>
          <draw:glue-point draw:id="46" svg:x="4.95cm" svg:y="1.647cm"/>
          <draw:glue-point draw:id="47" svg:x="4.95cm" svg:y="2.084cm"/>
          <draw:glue-point draw:id="48" svg:x="4.95cm" svg:y="1.21cm"/>
          <draw:glue-point draw:id="49" svg:x="4.95cm" svg:y="-0.98cm"/>
          <draw:glue-point draw:id="50" svg:x="4.95cm" svg:y="0.324cm"/>
          <draw:glue-point draw:id="51" svg:x="4.987cm" svg:y="-1.86cm"/>
          <draw:glue-point draw:id="52" svg:x="3.79cm" svg:y="4.088cm"/>
          <draw:glue-point draw:id="53" svg:x="-2.63cm" svg:y="4.575cm"/>
          <draw:glue-point draw:id="54" svg:x="-1.546cm" svg:y="4.868cm"/>
          <draw:glue-point draw:id="55" svg:x="-4.576cm" svg:y="-3.47cm"/>
          <draw:glue-point draw:id="56" svg:x="0.561cm" svg:y="-4.95cm"/>
          <draw:glue-point draw:id="57" svg:x="0cm" svg:y="-3.433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7" draw:id="id27" draw:layer="layout" svg:width="0.802cm" svg:height="1.602cm" draw:transform="rotate (2.35619449019234) translate (14.062cm 16.758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draw:glue-point draw:id="58" svg:x="-0.258cm" svg:y="-0.635cm"/>
          <draw:glue-point draw:id="59" svg:x="-0.258cm" svg:y="3.629cm"/>
          <text:p/>
          <draw:enhanced-geometry svg:viewBox="0 0 88 21600" draw:mirror-horizontal="false" draw:mirror-vertical="false" draw:glue-points="44 ?f6 44 0 0 10800 44 21600 88 10800" draw:text-areas="0 ?f6 88 ?f3" draw:type="can" draw:modifiers="8313.911416094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4" draw:id="id24" draw:layer="layout" svg:width="0.802cm" svg:height="1.602cm" draw:transform="rotate (1.5707963267949) translate (13.498cm 17.497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2" draw:id="id22" draw:layer="layout" svg:width="0.802cm" svg:height="1.602cm" draw:transform="rotate (1.5707963267949) translate (13.497cm 20.595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23" draw:id="id23" draw:layer="layout" svg:width="0.802cm" svg:height="1.602cm" draw:transform="rotate (1.5707963267949) translate (12.196cm 22.793cm)">
          <draw:glue-point draw:id="9" svg:x="-2.503cm" svg:y="5cm"/>
          <draw:glue-point draw:id="10" svg:x="-2.359cm" svg:y="-4.95cm"/>
          <draw:glue-point draw:id="11" svg:x="-4.207cm" svg:y="3.503cm"/>
          <draw:glue-point draw:id="12" svg:x="-3.832cm" svg:y="4.152cm"/>
          <draw:glue-point draw:id="13" svg:x="-4.519cm" svg:y="2.78cm"/>
          <draw:glue-point draw:id="14" svg:x="-3.077cm" svg:y="4.763cm"/>
          <draw:glue-point draw:id="15" svg:x="-4.887cm" svg:y="1.147cm"/>
          <draw:glue-point draw:id="16" svg:x="-4.756cm" svg:y="-2.007cm"/>
          <draw:glue-point draw:id="17" svg:x="-4.207cm" svg:y="-3.478cm"/>
          <draw:glue-point draw:id="18" svg:x="-4.431cm" svg:y="-3.054cm"/>
          <draw:glue-point draw:id="19" svg:x="-4.307cm" svg:y="-3.316cm"/>
          <draw:glue-point draw:id="20" svg:x="-4.912cm" svg:y="-0.922cm"/>
          <draw:glue-point draw:id="21" svg:x="-4.762cm" svg:y="1.945cm"/>
          <draw:glue-point draw:id="22" svg:x="-3.714cm" svg:y="-4.264cm"/>
          <draw:glue-point draw:id="23" svg:x="-3.077cm" svg:y="-4.75cm"/>
          <draw:glue-point draw:id="24" svg:x="2.521cm" svg:y="-4.9cm"/>
          <draw:glue-point draw:id="25" svg:x="4.644cm" svg:y="-2.244cm"/>
          <draw:glue-point draw:id="26" svg:x="4.506cm" svg:y="-2.768cm"/>
          <draw:glue-point draw:id="27" svg:x="4.294cm" svg:y="-3.304cm"/>
          <draw:glue-point draw:id="28" svg:x="3.801cm" svg:y="-4.089cm"/>
          <draw:glue-point draw:id="29" svg:x="3.383cm" svg:y="-4.576cm"/>
          <draw:glue-point draw:id="30" svg:x="4.756cm" svg:y="2.007cm"/>
          <draw:glue-point draw:id="31" svg:x="3.682cm" svg:y="4.276cm"/>
          <draw:glue-point draw:id="32" svg:x="4.194cm" svg:y="3.541cm"/>
          <draw:glue-point draw:id="33" svg:x="4.413cm" svg:y="3.104cm"/>
          <draw:glue-point draw:id="34" svg:x="4.931cm" svg:y="0.698cm"/>
          <draw:glue-point draw:id="35" svg:x="4.912cm" svg:y="-1.009cm"/>
          <draw:glue-point draw:id="36" svg:x="4.806cm" svg:y="-1.683cm"/>
          <draw:glue-point draw:id="37" svg:x="2.79cm" svg:y="4.9cm"/>
          <draw:glue-point draw:id="38" svg:x="1.81cm" svg:y="4.912cm"/>
          <draw:glue-point draw:id="39" svg:x="0.948cm" svg:y="4.95cm"/>
          <draw:glue-point draw:id="40" svg:x="-1.21cm" svg:y="4.95cm"/>
          <draw:glue-point draw:id="41" svg:x="-2.209cm" svg:y="4.925cm"/>
          <draw:glue-point draw:id="42" svg:x="3.227cm" svg:y="4.725cm"/>
          <draw:glue-point draw:id="43" svg:x="0.742cm" svg:y="-4.912cm"/>
          <draw:glue-point draw:id="44" svg:x="-0.549cm" svg:y="-4.95cm"/>
          <draw:glue-point draw:id="45" svg:x="-1.392cm" svg:y="-4.95cm"/>
          <draw:glue-point draw:id="46" svg:x="1.629cm" svg:y="-4.912cm"/>
          <draw:glue-point draw:id="47" svg:x="2.066cm" svg:y="-4.912cm"/>
          <draw:glue-point draw:id="48" svg:x="1.192cm" svg:y="-4.912cm"/>
          <draw:glue-point draw:id="49" svg:x="-0.961cm" svg:y="-4.912cm"/>
          <draw:glue-point draw:id="50" svg:x="0.305cm" svg:y="-4.912cm"/>
          <draw:glue-point draw:id="51" svg:x="-1.841cm" svg:y="-4.95cm"/>
          <draw:glue-point draw:id="52" svg:x="4.069cm" svg:y="-3.753cm"/>
          <draw:glue-point draw:id="53" svg:x="4.556cm" svg:y="2.593cm"/>
          <draw:glue-point draw:id="54" svg:x="4.85cm" svg:y="1.508cm"/>
          <draw:glue-point draw:id="55" svg:x="-3.451cm" svg:y="4.538cm"/>
          <draw:glue-point draw:id="56" svg:x="-4.931cm" svg:y="-0.523cm"/>
          <draw:glue-point draw:id="57" svg:x="-3.745cm" svg:y="0cm"/>
          <draw:glue-point draw:id="58" svg:x="0cm" svg:y="0cm"/>
          <text:p/>
          <draw:enhanced-geometry svg:viewBox="0 0 88 21600" draw:mirror-horizontal="false" draw:mirror-vertical="false" draw:glue-points="44 ?f6 44 0 0 10800 44 21600 88 10800" draw:text-areas="0 ?f6 88 ?f3" draw:type="can" draw:modifiers="5834.56019962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30" draw:id="id30" draw:layer="layout" svg:width="2.175cm" svg:height="1.25cm" svg:x="11.7cm" svg:y="24.7cm">
          <draw:glue-point draw:id="10" svg:x="0.979cm" svg:y="-2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060.43165467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25" draw:id="id25" draw:layer="layout" svg:width="0.802cm" svg:height="1.602cm" draw:transform="rotate (2.35619449019234) translate (12.768cm 24.46cm)">
          <draw:glue-point draw:id="9" svg:x="-0.029cm" svg:y="3.359cm"/>
          <draw:glue-point draw:id="10" svg:x="-3.27cm" svg:y="-0.087cm"/>
          <draw:glue-point draw:id="11" svg:x="-1.649cm" svg:y="4.007cm"/>
          <draw:glue-point draw:id="12" svg:x="-1.178cm" svg:y="3.977cm"/>
          <draw:glue-point draw:id="13" svg:x="-2.091cm" svg:y="3.977cm"/>
          <draw:glue-point draw:id="14" svg:x="-0.471cm" svg:y="3.683cm"/>
          <draw:glue-point draw:id="15" svg:x="-2.887cm" svg:y="3.683cm"/>
          <draw:glue-point draw:id="16" svg:x="-3.888cm" svg:y="2.504cm"/>
          <draw:glue-point draw:id="17" svg:x="-4.006cm" svg:y="1.65cm"/>
          <draw:glue-point draw:id="18" svg:x="-4.006cm" svg:y="1.945cm"/>
          <draw:glue-point draw:id="19" svg:x="-4.006cm" svg:y="1.768cm"/>
          <draw:glue-point draw:id="20" svg:x="-3.623cm" svg:y="2.976cm"/>
          <draw:glue-point draw:id="21" svg:x="-2.533cm" svg:y="3.86cm"/>
          <draw:glue-point draw:id="22" svg:x="-3.947cm" svg:y="1.061cm"/>
          <draw:glue-point draw:id="23" svg:x="-3.682cm" svg:y="0.471cm"/>
          <draw:glue-point draw:id="24" svg:x="0.058cm" svg:y="-3.358cm"/>
          <draw:glue-point draw:id="25" svg:x="2.356cm" svg:y="-3.888cm"/>
          <draw:glue-point draw:id="26" svg:x="2.091cm" svg:y="-3.976cm"/>
          <draw:glue-point draw:id="27" svg:x="1.767cm" svg:y="-4.006cm"/>
          <draw:glue-point draw:id="28" svg:x="1.178cm" svg:y="-3.947cm"/>
          <draw:glue-point draw:id="29" svg:x="0.736cm" svg:y="-3.829cm"/>
          <draw:glue-point draw:id="30" svg:x="3.888cm" svg:y="-2.503cm"/>
          <draw:glue-point draw:id="31" svg:x="3.918cm" svg:y="-1.03cm"/>
          <draw:glue-point draw:id="32" svg:x="4.015cm" svg:y="-1.619cm"/>
          <draw:glue-point draw:id="33" svg:x="4.006cm" svg:y="-1.914cm"/>
          <draw:glue-point draw:id="34" svg:x="3.564cm" svg:y="-3.063cm"/>
          <draw:glue-point draw:id="35" svg:x="2.946cm" svg:y="-3.652cm"/>
          <draw:glue-point draw:id="36" svg:x="2.651cm" svg:y="-3.8cm"/>
          <draw:glue-point draw:id="37" svg:x="3.535cm" svg:y="-0.235cm"/>
          <draw:glue-point draw:id="38" svg:x="2.887cm" svg:y="0.442cm"/>
          <draw:glue-point draw:id="39" svg:x="2.327cm" svg:y="1.031cm"/>
          <draw:glue-point draw:id="40" svg:x="0.854cm" svg:y="2.504cm"/>
          <draw:glue-point draw:id="41" svg:x="0.176cm" svg:y="3.153cm"/>
          <draw:glue-point draw:id="42" svg:x="3.771cm" svg:y="-0.588cm"/>
          <draw:glue-point draw:id="43" svg:x="-1.149cm" svg:y="-2.179cm"/>
          <draw:glue-point draw:id="44" svg:x="-2.062cm" svg:y="-1.295cm"/>
          <draw:glue-point draw:id="45" svg:x="-2.622cm" svg:y="-0.735cm"/>
          <draw:glue-point draw:id="46" svg:x="-0.559cm" svg:y="-2.768cm"/>
          <draw:glue-point draw:id="47" svg:x="-0.265cm" svg:y="-3.063cm"/>
          <draw:glue-point draw:id="48" svg:x="-0.854cm" svg:y="-2.474cm"/>
          <draw:glue-point draw:id="49" svg:x="-2.327cm" svg:y="-1.001cm"/>
          <draw:glue-point draw:id="50" svg:x="-1.443cm" svg:y="-1.884cm"/>
          <draw:glue-point draw:id="51" svg:x="-2.916cm" svg:y="-0.441cm"/>
          <draw:glue-point draw:id="52" svg:x="1.473cm" svg:y="-4.006cm"/>
          <draw:glue-point draw:id="53" svg:x="3.947cm" svg:y="-2.179cm"/>
          <draw:glue-point draw:id="54" svg:x="3.771cm" svg:y="-2.739cm"/>
          <draw:glue-point draw:id="55" svg:x="-0.795cm" svg:y="3.86cm"/>
          <draw:glue-point draw:id="56" svg:x="-3.505cm" svg:y="3.123cm"/>
          <draw:glue-point draw:id="57" svg:x="0.5cm" svg:y="-0.67cm"/>
          <draw:glue-point draw:id="58" svg:x="-0.258cm" svg:y="-0.635cm"/>
          <text:p/>
          <draw:enhanced-geometry svg:viewBox="0 0 88 21600" draw:mirror-horizontal="false" draw:mirror-vertical="false" draw:glue-points="44 ?f6 44 0 0 10800 44 21600 88 10800" draw:text-areas="0 ?f6 88 ?f3" draw:type="can" draw:modifiers="8313.911416094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line-skew="0.157cm" svg:x1="14.298cm" svg:y1="20.595cm" svg:x2="12.997cm" svg:y2="21.991cm" draw:start-shape="id22" draw:start-glue-point="6" draw:end-shape="id23" draw:end-glue-point="8" svg:d="M14298 20595v855h-1301v541" svg:viewBox="0 0 1302 1397">
          <text:p/>
        </draw:connector>
        <draw:connector draw:style-name="gr7" draw:text-style-name="P1" draw:layer="layout" svg:x1="14.298cm" svg:y1="19.793cm" svg:x2="14.299cm" svg:y2="17.497cm" draw:start-shape="id22" draw:start-glue-point="8" draw:end-shape="id24" draw:end-glue-point="6" svg:d="M14298 19793v-1148h1v-1148" svg:viewBox="0 0 2 2297">
          <text:p/>
        </draw:connector>
        <draw:connector draw:style-name="gr6" draw:text-style-name="P1" draw:layer="layout" draw:type="line" svg:x1="13.008cm" svg:y1="23.503cm" svg:x2="12.997cm" svg:y2="22.793cm" draw:start-shape="id25" draw:start-glue-point="58" draw:end-shape="id23" draw:end-glue-point="6" svg:d="M13008 23503l-11-710" svg:viewBox="0 0 12 711">
          <text:p/>
        </draw:connector>
        <draw:connector draw:style-name="gr6" draw:text-style-name="P1" draw:layer="layout" draw:type="line" svg:x1="14.299cm" svg:y1="15.199cm" svg:x2="14.302cm" svg:y2="15.801cm" draw:start-shape="id26" draw:start-glue-point="7" draw:end-shape="id27" draw:end-glue-point="58" svg:d="M14299 15199l3 602" svg:viewBox="0 0 4 603">
          <text:p/>
        </draw:connector>
        <draw:connector draw:style-name="gr6" draw:text-style-name="P1" draw:layer="layout" draw:type="line" svg:x1="14.302cm" svg:y1="16.524cm" svg:x2="14.299cm" svg:y2="16.695cm" draw:start-shape="id27" draw:start-glue-point="59" draw:end-shape="id24" draw:end-glue-point="8" svg:d="M14302 16524l-3 171" svg:viewBox="0 0 4 172">
          <text:p/>
        </draw:connector>
        <draw:connector draw:style-name="gr6" draw:text-style-name="P1" xml:id="id28" draw:id="id28" draw:layer="layout" draw:type="line" svg:x1="6.7cm" svg:y1="12.47cm" svg:x2="14.3cm" svg:y2="12.5cm" svg:d="M6700 12470l7600 30" svg:viewBox="0 0 7601 31">
          <text:p/>
        </draw:connector>
        <draw:connector draw:style-name="gr6" draw:text-style-name="P1" draw:layer="layout" draw:type="line" svg:x1="10.499cm" svg:y1="9.397cm" svg:x2="10.526cm" svg:y2="5.1cm" draw:start-shape="id14" draw:start-glue-point="8" draw:end-shape="id13" draw:end-glue-point="0" svg:d="M10499 9397l27-4297" svg:viewBox="0 0 28 4298">
          <text:p/>
        </draw:connector>
        <draw:connector draw:style-name="gr6" draw:text-style-name="P1" draw:layer="layout" draw:type="line" svg:x1="10.5cm" svg:y1="12.485cm" svg:x2="10.499cm" svg:y2="11.949cm" draw:start-shape="id28" draw:start-glue-point="0" draw:end-shape="id15" draw:end-glue-point="7" svg:d="M10500 12485l-1-536" svg:viewBox="0 0 2 537">
          <text:p/>
        </draw:connector>
        <draw:custom-shape draw:style-name="gr8" draw:text-style-name="P1" xml:id="id29" draw:id="id29" draw:layer="layout" svg:width="2.175cm" svg:height="1.25cm" svg:x="6.7cm" svg:y="24.7cm">
          <draw:glue-point draw:id="10" svg:x="0.979cm" svg:y="-2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060.43165467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7.999cm" svg:y1="25.075cm" svg:x2="7.97cm" svg:y2="24.236cm" draw:start-shape="id29" draw:start-glue-point="10" draw:end-shape="id19" draw:end-glue-point="14" svg:d="M7999 25075l-29-839" svg:viewBox="0 0 30 840">
          <text:p/>
        </draw:connector>
        <draw:connector draw:style-name="gr6" draw:text-style-name="P1" draw:layer="layout" draw:type="line" svg:x1="12.999cm" svg:y1="25.075cm" svg:x2="12.969cm" svg:y2="24.211cm" draw:start-shape="id30" draw:start-glue-point="10" svg:d="M12999 25075l-30-864" svg:viewBox="0 0 31 865">
          <text:p/>
        </draw:connector>
        <draw:frame draw:style-name="gr9" draw:text-style-name="P4" draw:layer="layout" svg:width="0.75cm" svg:height="0.962cm" svg:x="11.8cm" svg:y="25.138cm">
          <draw:text-box>
            <text:p><text:span text:style-name="T3">y</text:span></text:p>
          </draw:text-box>
        </draw:frame>
        <draw:line draw:style-name="gr10" draw:text-style-name="P1" draw:layer="layout" svg:x1="10.5cm" svg:y1="25.2cm" svg:x2="12.5cm" svg:y2="25.2cm">
          <text:p/>
        </draw:line>
        <draw:connector draw:style-name="gr6" draw:text-style-name="P1" draw:layer="layout" draw:type="line" svg:x1="6.7cm" svg:y1="12.47cm" svg:x2="6.698cm" svg:y2="13.849cm" draw:start-shape="id28" draw:start-glue-point="2" draw:end-shape="id20" draw:end-glue-point="57" svg:d="M6700 12470l-2 1379" svg:viewBox="0 0 3 1380">
          <text:p/>
        </draw:connector>
        <draw:connector draw:style-name="gr6" draw:text-style-name="P1" draw:layer="layout" draw:type="line" svg:x1="14.3cm" svg:y1="12.5cm" svg:x2="14.299cm" svg:y2="13.849cm" draw:start-shape="id28" draw:start-glue-point="3" draw:end-shape="id26" draw:end-glue-point="57" svg:d="M14300 12500l-1 1349" svg:viewBox="0 0 2 1350">
          <text:p/>
        </draw:connector>
        <draw:frame draw:style-name="gr11" draw:text-style-name="P5" draw:layer="layout" svg:width="2.6cm" svg:height="0.763cm" svg:x="7.4cm" svg:y="11.812cm">
          <draw:text-box>
            <text:p text:style-name="P5"><text:span text:style-name="T4">Leg_link1</text:span></text:p>
          </draw:text-box>
        </draw:frame>
        <draw:frame draw:style-name="gr11" draw:text-style-name="P5" draw:layer="layout" svg:width="2.6cm" svg:height="0.763cm" svg:x="4.3cm" svg:y="12.912cm">
          <draw:text-box>
            <text:p text:style-name="P5"><text:span text:style-name="T4">Leg_link2</text:span></text:p>
          </draw:text-box>
        </draw:frame>
        <draw:frame draw:style-name="gr11" draw:text-style-name="P5" draw:layer="layout" svg:width="2.6cm" svg:height="0.763cm" svg:x="3.675cm" svg:y="18.462cm">
          <draw:text-box>
            <text:p text:style-name="P5"><text:span text:style-name="T4">Leg_link3</text:span></text:p>
          </draw:text-box>
        </draw:frame>
        <draw:frame draw:style-name="gr11" draw:text-style-name="P5" draw:layer="layout" svg:width="2.6cm" svg:height="0.763cm" svg:x="3.875cm" svg:y="21.025cm">
          <draw:text-box>
            <text:p text:style-name="P5"><text:span text:style-name="T4">Leg_link4</text:span></text:p>
          </draw:text-box>
        </draw:frame>
        <draw:frame draw:style-name="gr11" draw:text-style-name="P5" draw:layer="layout" svg:width="2.6cm" svg:height="0.763cm" svg:x="6.6cm" svg:y="21.112cm">
          <draw:text-box>
            <text:p text:style-name="P5"><text:span text:style-name="T4">Leg_link5</text:span></text:p>
          </draw:text-box>
        </draw:frame>
        <draw:frame draw:style-name="gr11" draw:text-style-name="P5" draw:layer="layout" svg:width="2.6cm" svg:height="0.763cm" svg:x="4.375cm" svg:y="23.612cm">
          <draw:text-box>
            <text:p text:style-name="P5"><text:span text:style-name="T4">Leg_link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go </meta:initial-creator>
    <meta:creation-date>2014-06-28T11:27:07</meta:creation-date>
    <dc:date>2015-02-12T20:01:03.234411221</dc:date>
    <meta:editing-duration>PT3H49M29S</meta:editing-duration>
    <meta:editing-cycles>22</meta:editing-cycles>
    <meta:generator>LibreOffice/4.2.7.2$Linux_X86_64 LibreOffice_project/420m0$Build-2</meta:generator>
    <meta:document-statistic meta:object-count="73"/>
  </office:meta>
</office:document-meta>
</file>